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.9846in" fo:margin-right="0in" fo:text-indent="0in" style:auto-text-indent="false"/>
      <style:text-properties style:font-name="Courier 10 Pitch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margin-left="0.9846in" fo:margin-right="0in" fo:margin-top="0in" fo:margin-bottom="0in" fo:text-indent="0in" style:auto-text-indent="false"/>
    </style:style>
    <style:style style:name="P6" style:family="paragraph" style:parent-style-name="Text_20_body">
      <style:paragraph-properties fo:margin-left="0.9846in" fo:margin-right="0in" fo:margin-top="0in" fo:margin-bottom="0in" fo:text-indent="0in" style:auto-text-indent="false"/>
      <style:text-properties style:font-name="Courier 10 Pitch"/>
    </style:style>
    <style:style style:name="P7" style:family="paragraph" style:parent-style-name="Text_20_body">
      <style:paragraph-properties fo:margin-left="0.9846in" fo:margin-right="0in" fo:margin-top="0in" fo:margin-bottom="0in" fo:text-indent="0in" style:auto-text-indent="false"/>
      <style:text-properties style:font-name="Courier 10 Pitch" fo:font-size="12pt" style:font-size-asian="12pt" style:font-size-complex="12pt"/>
    </style:style>
    <style:style style:name="P8" style:family="paragraph" style:parent-style-name="Text_20_body">
      <style:paragraph-properties fo:margin-left="0.9846in" fo:margin-right="0in" fo:margin-top="0in" fo:margin-bottom="0in" fo:text-indent="0in" style:auto-text-indent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.9846in" fo:margin-right="0in" fo:margin-top="0in" fo:margin-bottom="0in" fo:text-indent="0in" style:auto-text-indent="false"/>
      <style:text-properties style:font-name="Courier 10 Pitch" style:text-underline-style="none"/>
    </style:style>
    <style:style style:name="P10" style:family="paragraph" style:parent-style-name="Text_20_body">
      <style:paragraph-properties fo:margin-left="0.9846in" fo:margin-right="0in" fo:margin-top="0in" fo:margin-bottom="0in" fo:text-indent="0in" style:auto-text-indent="false"/>
      <style:text-properties style:font-name="Times New Roman"/>
    </style:style>
    <style:style style:name="P11" style:family="paragraph" style:parent-style-name="Text_20_body">
      <style:paragraph-properties fo:margin-left="0.9846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margin-left="0.9846in" fo:margin-right="0in" fo:margin-top="0in" fo:margin-bottom="0in" fo:text-indent="0in" style:auto-text-indent="false"/>
      <style:text-properties style:use-window-font-color="true" style:font-name="Courier 10 Pitch"/>
    </style:style>
    <style:style style:name="P13" style:family="paragraph" style:parent-style-name="Text_20_body">
      <style:paragraph-properties fo:margin-left="0.9846in" fo:margin-right="0in" fo:margin-top="0in" fo:margin-bottom="0in" fo:text-indent="0in" style:auto-text-indent="false"/>
      <style:text-properties style:use-window-font-color="true"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margin-left="0.9846in" fo:margin-right="0in" fo:margin-top="0in" fo:margin-bottom="0in" fo:text-indent="0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left="0.9846in" fo:margin-right="0in" fo:margin-top="0in" fo:margin-bottom="0in" fo:text-indent="0in" style:auto-text-indent="false"/>
      <style:text-properties fo:color="#cc6633" style:font-name="Times New Roman"/>
    </style:style>
    <style:style style:name="P16" style:family="paragraph" style:parent-style-name="Text_20_body">
      <style:paragraph-properties fo:margin-left="0.9846in" fo:margin-right="0in" fo:margin-top="0in" fo:margin-bottom="0in" fo:text-indent="0in" style:auto-text-indent="false"/>
      <style:text-properties fo:color="#cc6633" style:font-name="Courier 10 Pitch"/>
    </style:style>
    <style:style style:name="P17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Times New Roman"/>
    </style:style>
    <style:style style:name="P18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fo:margin-left="0in" fo:margin-right="0in" fo:margin-top="0in" fo:margin-bottom="0in" fo:text-indent="0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in" fo:margin-right="0in" fo:margin-top="0in" fo:margin-bottom="0in" fo:text-indent="0in" style:auto-text-indent="false"/>
      <style:text-properties style:use-window-font-color="true"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in" fo:margin-right="0in" fo:margin-top="0in" fo:margin-bottom="0in" fo:text-indent="0in" style:auto-text-indent="false"/>
      <style:text-properties fo:color="#8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>
      <style:text-properties style:font-name="Times New Roman" fo:font-size="10pt" style:font-size-asian="10pt" style:font-size-complex="10pt"/>
    </style:style>
    <style:style style:name="P23" style:family="paragraph" style:parent-style-name="Text_20_body">
      <style:paragraph-properties fo:margin-left="0.4925in" fo:margin-right="0in" fo:text-indent="0in" style:auto-text-indent="false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2pt" style:font-size-asian="12pt" style:font-size-complex="12pt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2pt" style:font-size-asian="10.5pt" style:font-size-complex="12pt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2pt" style:font-size-asian="12pt" style:font-size-complex="12pt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2pt" style:font-size-asian="10.5pt" style:font-size-complex="12pt"/>
    </style:style>
    <style:style style:name="P28" style:family="paragraph" style:parent-style-name="Text_20_body">
      <style:paragraph-properties fo:margin-left="0.4925in" fo:margin-right="0in" fo:text-indent="0in" style:auto-text-indent="false"/>
      <style:text-properties style:text-underline-style="none"/>
    </style:style>
    <style:style style:name="P29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font-name="Times New Roman"/>
    </style:style>
    <style:style style:name="P30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31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font-name="Courier 10 Pitch"/>
    </style:style>
    <style:style style:name="P32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font-name="Courier 10 Pitch" fo:font-size="12pt" style:font-size-asian="12pt" style:font-size-complex="12pt"/>
    </style:style>
    <style:style style:name="P33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use-window-font-color="true"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margin-left="1.4772in" fo:margin-right="0in" fo:margin-top="0in" fo:margin-bottom="0in" fo:text-indent="0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margin-left="1.4772in" fo:margin-right="0in" fo:margin-top="0in" fo:margin-bottom="0in" fo:text-indent="0in" style:auto-text-indent="false"/>
      <style:text-properties style:use-window-font-color="true"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Preformatted_20_Text">
      <style:paragraph-properties fo:margin-left="1.4772in" fo:margin-right="0in" fo:margin-top="0in" fo:margin-bottom="0.1965in" fo:text-indent="0in" style:auto-text-indent="false"/>
    </style:style>
    <style:style style:name="P39" style:family="paragraph" style:parent-style-name="Text_20_body">
      <style:paragraph-properties fo:margin-left="1.9693in" fo:margin-right="0in" fo:margin-top="0in" fo:margin-bottom="0in" fo:text-indent="0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margin-left="1.9693in" fo:margin-right="0in" fo:margin-top="0in" fo:margin-bottom="0in" fo:text-indent="0in" style:auto-text-indent="false"/>
      <style:text-properties style:use-window-font-color="true"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3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42" style:family="paragraph" style:parent-style-name="Heading_20_3">
      <style:text-properties fo:color="#800000" fo:font-size="12pt" style:font-size-asian="12pt" style:font-size-complex="12pt"/>
    </style:style>
    <style:style style:name="P43" style:family="paragraph" style:parent-style-name="Heading_20_3">
      <style:paragraph-properties fo:margin-left="0in" fo:margin-right="0in" fo:margin-top="0in" fo:margin-bottom="0in" fo:text-indent="0in" style:auto-text-indent="false"/>
      <style:text-properties fo:color="#8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45" style:family="paragraph" style:parent-style-name="Text_20_body" style:list-style-name="L2">
      <style:paragraph-properties fo:margin-left="0in" fo:margin-right="0in" fo:margin-top="0in" fo:margin-bottom="0in" fo:text-indent="0in" style:auto-text-indent="false"/>
      <style:text-properties style:font-name="Times New Roman"/>
    </style:style>
    <style:style style:name="P46" style:family="paragraph" style:parent-style-name="Text_20_body" style:list-style-name="L3">
      <style:paragraph-properties fo:margin-left="0in" fo:margin-right="0in" fo:margin-top="0in" fo:margin-bottom="0in" fo:text-indent="0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 style:list-style-name="L4">
      <style:paragraph-properties fo:margin-left="0in" fo:margin-right="0in" fo:margin-top="0in" fo:margin-bottom="0in" fo:text-indent="0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 style:list-style-name="L5">
      <style:paragraph-properties fo:margin-left="0in" fo:margin-right="0in" fo:margin-top="0in" fo:margin-bottom="0in" fo:text-indent="0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 style:list-style-name="L6">
      <style:paragraph-properties fo:margin-left="0in" fo:margin-right="0in" fo:margin-top="0in" fo:margin-bottom="0in" fo:text-indent="0in" style:auto-text-indent="false"/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 style:list-style-name="L6">
      <style:paragraph-properties fo:margin-left="0in" fo:margin-right="0in" fo:margin-top="0in" fo:margin-bottom="0in" fo:text-indent="0in" style:auto-text-indent="false"/>
    </style:style>
    <style:style style:name="P51" style:family="paragraph" style:parent-style-name="Text_20_body" style:list-style-name="L2">
      <style:paragraph-properties fo:margin-left="0.4925in" fo:margin-right="0in" fo:margin-top="0in" fo:margin-bottom="0in" fo:text-indent="0in" style:auto-text-indent="false"/>
      <style:text-properties style:font-name="Courier 10 Pitch" fo:font-size="12pt" style:font-size-asian="12pt" style:font-size-complex="12pt"/>
    </style:style>
    <style:style style:name="P52" style:family="paragraph" style:parent-style-name="Text_20_body">
      <style:paragraph-properties fo:margin-left="0.4925in" fo:margin-right="0in" fo:margin-top="0in" fo:margin-bottom="0in" fo:text-indent="0in" style:auto-text-indent="false"/>
      <style:text-properties style:font-name="Times New Roman"/>
    </style:style>
    <style:style style:name="P53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2pt" style:font-size-asian="12pt" style:font-size-complex="12pt"/>
    </style:style>
    <style:style style:name="P54" style:family="paragraph" style:parent-style-name="Text_20_body">
      <style:paragraph-properties fo:margin-left="0.4925in" fo:margin-right="0in" fo:text-indent="0in" style:auto-text-indent="false"/>
      <style:text-properties style:font-name="Courier 10 Pitch" fo:font-size="12pt" style:font-size-asian="10.5pt" style:font-size-complex="12pt"/>
    </style:style>
    <style:style style:name="P55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2pt" style:font-size-asian="12pt" style:font-size-complex="12pt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fo:font-size="12pt" style:font-size-asian="12pt" style:font-size-complex="12pt"/>
    </style:style>
    <style:style style:name="T4" style:family="text">
      <style:text-properties style:font-name="Courier 10 Pitch" style:text-underline-style="non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name-asian="Times New Roman" style:font-size-asian="12pt" style:font-name-complex="Times New Roman" style:font-size-complex="12pt"/>
    </style:style>
    <style:style style:name="T7" style:family="text">
      <style:text-properties fo:font-size="12pt" fo:background-color="transparent" style:font-size-asian="12pt" style:font-size-complex="12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use-window-font-color="true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use-window-font-color="true"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style:font-name="Courier 10 Pitch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style:font-name="Courier 10 Pitch"/>
    </style:style>
    <style:style style:name="T19" style:family="text">
      <style:text-properties fo:color="#800000"/>
    </style:style>
    <style:style style:name="T20" style:family="text">
      <style:text-properties fo:color="#800000" style:font-name="Courier 10 Pitch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vertical-align="middle" draw:auto-grow-height="false" fo:min-height="0.5201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S 203: The <text:s/><text:span text:style-name="T2">ListNode </text:span>and the <text:span text:style-name="T2">LinkedIntList</text:span> Class</text:p>
      <text:p text:style-name="P1"/>
      <text:p text:style-name="P2">There are 9 checkpoints in this lab.</text:p>
      <text:p text:style-name="P2"/>
      <text:p text:style-name="P3">For this lab, copy files using</text:p>
      <text:p text:style-name="P3"/>
      <text:p text:style-name="P4">cp -r /home/student/Classes/203/Labs/Lab10 . </text:p>
      <text:h text:style-name="P41" text:outline-level="3" text:is-list-header="true">Don't worry that you do not have access to the <text:span text:style-name="T2">Sol </text:span>directory. </text:h>
      <text:h text:style-name="P42" text:outline-level="3">Simple <text:span text:style-name="T2">ListNode</text:span><text:span text:style-name="T8">s</text:span></text:h>
      <text:list xml:id="list139833387" text:style-name="L1">
        <text:list-item>
          <text:p text:style-name="P44">For each situation below, draw a picture of what the linked nodes look like after the given code executes.</text:p>
        </text:list-item>
      </text:list>
      <text:p text:style-name="P24">a) <text:s/><text:span text:style-name="T2">ListNode list = new ListNode(1);</text:span></text:p>
      <text:p text:style-name="P26"><text:s text:c="2"/>list.next = new ListNode(2);</text:p>
      <text:p text:style-name="P26"><text:s text:c="2"/>list.next = new ListNode(3);</text:p>
      <text:p text:style-name="P24"><text:s/><text:span text:style-name="T2"><text:s text:c="2"/></text:span><text:span text:style-name="T20">list <text:s/>--&gt; 1 --&gt; 3</text:span></text:p>
      <text:p text:style-name="P24"/>
      <text:p text:style-name="P24">b) <text:s/><text:span text:style-name="T2">ListNode list = new ListNode(1);</text:span></text:p>
      <text:p text:style-name="P26"><text:s text:c="2"/>list.next = new ListNode(2);</text:p>
      <text:p text:style-name="P26"><text:s text:c="2"/>list.next = new ListNode(3, list.next);</text:p>
      <text:p text:style-name="P26"><text:s text:c="2"/><text:span text:style-name="T19">list --&gt; 1 --&gt; 3 --&gt; 2</text:span></text:p>
      <text:p text:style-name="P22"/>
      <text:p text:style-name="P25">c) <text:span text:style-name="T2">list = new ListNode(1);</text:span></text:p>
      <text:p text:style-name="P27"><text:s text:c="2"/>list.next = new ListNode(2);</text:p>
      <text:p text:style-name="P27"><text:s text:c="2"/>list.next.next = new ListNode(3);</text:p>
      <text:p text:style-name="P27"><text:s text:c="2"/>list = new ListNode(4, list.next.next);</text:p>
      <text:p text:style-name="P27"><text:s text:c="2"/><text:span text:style-name="T19">list --&gt; 4 --&gt; 3</text:span></text:p>
      <text:p text:style-name="P27"/>
      <text:p text:style-name="P25">d) <text:span text:style-name="T2">list = new ListNode(1);</text:span></text:p>
      <text:p text:style-name="P27"><text:s text:c="2"/>list.next = new ListNode(2);</text:p>
      <text:p text:style-name="P27"><text:s text:c="2"/>list.next.next = new ListNode(3);</text:p>
      <text:p text:style-name="P27"><text:s text:c="2"/>list.next.next.data = 7;</text:p>
      <text:p text:style-name="P27"><text:s text:c="2"/>l<text:span text:style-name="T19">ist --&gt; 1 --&gt; 2 --&gt; 7</text:span></text:p>
      <text:p text:style-name="P6"/>
      <text:p text:style-name="P29"><draw:custom-shape text:anchor-type="paragraph" draw:z-index="0" draw:style-name="gr1" draw:text-style-name="P56" svg:width="0.2185in" svg:height="0.3185in" svg:x="0.1091in" svg:y="0.002in"><text:p/><draw:enhanced-geometry svg:viewBox="0 0 640 861" draw:text-areas="257 295 414 566" draw:type="non-primitive" draw:enhanced-path="M 640 233 L 221 293 506 12 367 0 29 406 431 347 145 645 99 520 0 861 326 765 209 711 640 233 640 233 Z N"/></draw:custom-shape><text:span text:style-name="T1">Checkpoint 1:</text:span> Show us your linked lists of nodes. Be prepared to work through one of these.</text:p>
      <text:p text:style-name="P29"/>
      <text:p text:style-name="P29"/>
      <text:list xml:id="list1220688668" text:style-name="L2">
        <text:list-item>
          <text:p text:style-name="P45"><text:soft-page-break/>Open <text:span text:style-name="T2">One.java</text:span>. <text:s/>Run this program. <text:s/>These are the answers to Checkpoint 1. Make sure you understand how <text:span text:style-name="T2">printList()</text:span> works. Discuss this with your partner. <text:s/>Open <text:span text:style-name="T2">Two.java.</text:span><text:span text:style-name="T3"> </text:span><text:span text:style-name="T9">You are given code to start you off with three different list(s): a), b), c) <text:s/>Add to the code under where <text:s/>it says </text:span><text:span text:style-name="T3">// what to get...</text:span><text:span text:style-name="T9"> <text:s/>to produce the given list from the starting list(s). For example, suppose the first one was</text:span></text:p>
        </text:list-item>
      </text:list>
      <text:p text:style-name="P18"/>
      <text:p text:style-name="P15"><text:span text:style-name="T9">/</text:span><text:span text:style-name="T3">/ a)</text:span></text:p>
      <text:p text:style-name="P12"><text:span text:style-name="T5">ListNode</text:span><text:span text:style-name="T5"> </text:span><text:span text:style-name="T7">list</text:span><text:span text:style-name="T5"> = </text:span><text:span text:style-name="T5">new</text:span><text:span text:style-name="T5"> ListNode(1);</text:span></text:p>
      <text:p text:style-name="P7">list.next = new ListNode(2);</text:p>
      <text:p text:style-name="P16"><text:span text:style-name="T5">// what next to get list = <text:s/>1 </text:span><text:span text:style-name="T6">→</text:span><text:span text:style-name="T5"> 2 </text:span><text:span text:style-name="T6">→</text:span><text:span text:style-name="T5"> 3?</text:span></text:p>
      <text:p text:style-name="P7"/>
      <text:p text:style-name="P7">printlist (list);</text:p>
      <text:p text:style-name="P30"/>
      <text:p text:style-name="P30">The code to insert would be</text:p>
      <text:p text:style-name="P11"><text:s text:c="8"/></text:p>
      <text:p text:style-name="P15"><text:span text:style-name="T9">/</text:span><text:span text:style-name="T3">/ a)</text:span></text:p>
      <text:p text:style-name="P12"><text:span text:style-name="T5">ListNode </text:span><text:span text:style-name="T7">list</text:span><text:span text:style-name="T5"> = new ListNode(1);</text:span></text:p>
      <text:p text:style-name="P7">list.next = new ListNode(2);</text:p>
      <text:p text:style-name="P16"><text:span text:style-name="T5">// what next to get list = <text:s/>1 </text:span><text:span text:style-name="T6">→</text:span><text:span text:style-name="T5"> 2 </text:span><text:span text:style-name="T6">→</text:span><text:span text:style-name="T5"> 3?</text:span></text:p>
      <text:p text:style-name="P8">list.next.next = new Node(3);</text:p>
      <text:list xml:id="list474703953" text:continue-numbering="true" text:style-name="L2">
        <text:list-header>
          <text:p text:style-name="P51">printlist (list);</text:p>
        </text:list-header>
      </text:list>
      <text:p text:style-name="P32"/>
      <text:p text:style-name="P31"><text:span text:style-name="T5">printList()</text:span><text:span text:style-name="T9"> will print each list for you for confirmation. In some cases, you may need to add more than one line of code. Rules: 1) in a) you are allowed to construct <text:s/>one new <text:s/></text:span><text:span text:style-name="T5">ListNode</text:span><text:span text:style-name="T9">. In the other two exercises, no new nodes should be constructed. 2) The only two references to </text:span><text:span text:style-name="T5">ListNode</text:span><text:span text:style-name="T9">s that you may use are the ones that you already have: </text:span><text:span text:style-name="T5">list </text:span><text:span text:style-name="T9">and </text:span><text:span text:style-name="T5">temp</text:span><text:span text:style-name="T9">. That is, you cannot create any new reference variables for </text:span><text:span text:style-name="T5">ListNode</text:span><text:span text:style-name="T9">s.</text:span></text:p>
      <text:p text:style-name="P17"/>
      <text:p text:style-name="P33"><draw:custom-shape text:anchor-type="paragraph" draw:z-index="1" draw:style-name="gr1" draw:text-style-name="P56" svg:width="0.2185in" svg:height="0.3185in" svg:x="0.1091in" svg:y="0.002in"><text:p/><draw:enhanced-geometry svg:viewBox="0 0 640 861" draw:text-areas="257 295 414 566" draw:type="non-primitive" draw:enhanced-path="M 640 233 L 221 293 506 12 367 0 29 406 431 347 145 645 99 520 0 861 326 765 209 711 640 233 640 233 Z N"/></draw:custom-shape><text:span text:style-name="T1">Checkpoint 2:</text:span> Show us your working program producing the above lists.</text:p>
      <text:p text:style-name="P33"/>
      <text:list xml:id="list1943624843" text:style-name="L3">
        <text:list-item>
          <text:p text:style-name="P46">Open <text:span text:style-name="T2">Three.java</text:span>. <text:s/>This program builds a list of length somewhere between 15 and 25 numbers and fills the list with the values 1 to the list length. Run the program a few times to verify this. <text:s/>Trace <text:s/>out with your partner how the list being built. Use a <text:span text:style-name="T2">listLength</text:span> of 4 for your trace.</text:p>
        </text:list-item>
      </text:list>
      <text:p text:style-name="P33"><draw:custom-shape text:anchor-type="paragraph" draw:z-index="2" draw:style-name="gr1" draw:text-style-name="P56" svg:width="0.2185in" svg:height="0.3185in" svg:x="0.1091in" svg:y="0.002in"><text:p/><draw:enhanced-geometry svg:viewBox="0 0 640 861" draw:text-areas="257 295 414 566" draw:type="non-primitive" draw:enhanced-path="M 640 233 L 221 293 506 12 367 0 29 406 431 347 145 645 99 520 0 861 326 765 209 711 640 233 640 233 Z N"/></draw:custom-shape></text:p>
      <text:p text:style-name="P33"><text:span text:style-name="T1">Checkpoint 3</text:span>: Show us your trace and explain how the list is built in the <text:span text:style-name="T2">generateRandom()</text:span> method.</text:p>
      <text:p text:style-name="P33"/>
      <text:list xml:id="list61978010" text:style-name="L4">
        <text:list-item>
          <text:p text:style-name="P47">Uncomment the next three <text:s/>lines at the end of <text:span text:style-name="T2">main()</text:span>. Add a method to this program, <text:span text:style-name="T2">addAtEnd()</text:span>. This method takes two parameters: a reference to the first <text:span text:style-name="T2">ListNode</text:span> in a list and an integer value. This method adds a new <text:span text:style-name="T2">ListNode</text:span> to the end of the list with the value. For example, if the list looked list this:</text:p>
        </text:list-item>
      </text:list>
      <text:p text:style-name="P39"><text:s/><text:span text:style-name="T2">1 2 3 4 5 6 7 8 9 10 11 12 13 14 15 </text:span></text:p>
      <text:p text:style-name="P33">After the call <text:span text:style-name="T2">addAtEnd(list, 999),</text:span> the list should look like this:</text:p>
      <text:p text:style-name="P40">1 2 3 4 5 6 7 8 9 10 11 12 13 14 15 999</text:p>
      <text:p text:style-name="P40"/>
      <text:p text:style-name="P33"><draw:custom-shape text:anchor-type="paragraph" draw:z-index="3" draw:style-name="gr1" draw:text-style-name="P56" svg:width="0.2185in" svg:height="0.3185in" svg:x="0.1091in" svg:y="0.002in"><text:p/><draw:enhanced-geometry svg:viewBox="0 0 640 861" draw:text-areas="257 295 414 566" draw:type="non-primitive" draw:enhanced-path="M 640 233 L 221 293 506 12 367 0 29 406 431 347 145 645 99 520 0 861 326 765 209 711 640 233 640 233 Z N"/></draw:custom-shape><text:span text:style-name="T1">Checkpoint 4:</text:span> Show us your working program.</text:p>
      <text:list xml:id="list377960926" text:style-name="L5">
        <text:list-item>
          <text:p text:style-name="P48"><text:soft-page-break/>Uncomment the next five lines at the end of <text:span text:style-name="T2">main()</text:span>. Add a method to this program, <text:span text:style-name="T2">makeAll()</text:span>. This method takes two parameters: a reference to the first <text:span text:style-name="T2">ListNode</text:span> in a list and an integer value. This method sets all the nodes in the list to have the integer value. For example, if the list looked list this:</text:p>
        </text:list-item>
      </text:list>
      <text:p text:style-name="P36"><text:s/><text:span text:style-name="T2">1 2 3 4 5 6 7 8 9 10 11 12 13 14 15 </text:span></text:p>
      <text:p text:style-name="P33">After the call <text:s/><text:span text:style-name="T2">makeAll(list, 99),</text:span> the list should look like this:</text:p>
      <text:p text:style-name="P37">99 99 99 99 99 99 99 99 99 99 99 99 99 99 99</text:p>
      <text:p text:style-name="P37"/>
      <text:p text:style-name="P35"><draw:custom-shape text:anchor-type="paragraph" draw:z-index="4" draw:style-name="gr1" draw:text-style-name="P56" svg:width="0.2185in" svg:height="0.3185in" svg:x="0.1091in" svg:y="0.002in"><text:p/><draw:enhanced-geometry svg:viewBox="0 0 640 861" draw:text-areas="257 295 414 566" draw:type="non-primitive" draw:enhanced-path="M 640 233 L 221 293 506 12 367 0 29 406 431 347 145 645 99 520 0 861 326 765 209 711 640 233 640 233 Z N"/></draw:custom-shape></text:p>
      <text:p text:style-name="P33"><text:span text:style-name="T1">Checkpoint 5:</text:span> Show us your working program.</text:p>
      <text:p text:style-name="P33"/>
      <text:list xml:id="list691112938" text:continue-numbering="true" text:style-name="L5">
        <text:list-item>
          <text:p text:style-name="P48">Uncomment the last five lines at the end of <text:span text:style-name="T2">main()</text:span>. Add a method to this program, <text:span text:style-name="T2">setLast()</text:span>. This method takes two parameters: a reference to the first <text:span text:style-name="T2">ListNode</text:span> in a list and an integer value. This method sets the value of the last node in the list <text:s/>to have the integer value. For example, if the list looked list this:</text:p>
        </text:list-item>
      </text:list>
      <text:p text:style-name="P36"><text:s/><text:span text:style-name="T2">1 2 3 4 5 6 7 8</text:span></text:p>
      <text:p text:style-name="P33">After the call <text:s/><text:span text:style-name="T2">setLast(list, 99),</text:span> the list should look like this:</text:p>
      <text:p text:style-name="P37">1 2 3 4 5 6 7 99</text:p>
      <text:p text:style-name="P35"><draw:custom-shape text:anchor-type="paragraph" draw:z-index="5" draw:style-name="gr1" draw:text-style-name="P56" svg:width="0.2185in" svg:height="0.3185in" svg:x="0.1091in" svg:y="0.002in"><text:p/><draw:enhanced-geometry svg:viewBox="0 0 640 861" draw:text-areas="257 295 414 566" draw:type="non-primitive" draw:enhanced-path="M 640 233 L 221 293 506 12 367 0 29 406 431 347 145 645 99 520 0 861 326 765 209 711 640 233 640 233 Z N"/></draw:custom-shape></text:p>
      <text:p text:style-name="P33"><text:span text:style-name="T1">Checkpoint 6:</text:span> Show us your working program.</text:p>
      <text:p text:style-name="P33"/>
      <text:p text:style-name="P19"/>
      <text:h text:style-name="P43" text:outline-level="3">The <text:s/><text:span text:style-name="T2">LinkIntList </text:span><text:span text:style-name="T8">Class</text:span></text:h>
      <text:p text:style-name="P21"/>
      <text:list xml:id="list556075884" text:style-name="L6">
        <text:list-item>
          <text:p text:style-name="P50"><text:span text:style-name="T11">Open the file </text:span><text:span text:style-name="T13">LinkedIntList.java</text:span><text:span text:style-name="T11">. This is the linked list class discussed in class. Review the methods, private and public, in this class with your partner. Open </text:span><text:span text:style-name="T13">Four.java</text:span><text:span text:style-name="T11">. Review the </text:span><text:span text:style-name="T13">generateRandom()</text:span><text:span text:style-name="T11"> method in </text:span><text:span text:style-name="T13">Four.jav</text:span><text:span text:style-name="T11">a. Compare it to the </text:span><text:span text:style-name="T13">generateRandom()</text:span><text:span text:style-name="T11"> method in </text:span><text:span text:style-name="T13">Three.java</text:span><text:span text:style-name="T11">, and be prepared to answer the following questions:</text:span></text:p>
        </text:list-item>
      </text:list>
      <text:p text:style-name="P19"/>
      <text:p text:style-name="P5"><text:span text:style-name="T11">a) How has the return value <text:s/>changed? Draw an object picture of the list containing </text:span><text:span text:style-name="T13">[1,2,3]</text:span><text:span text:style-name="T11"> that was returned in </text:span><text:span text:style-name="T13">Three.java.</text:span><text:span text:style-name="T11"> Draw the same picture for what is returned in </text:span><text:span text:style-name="T13">Four.java.</text:span></text:p>
      <text:p text:style-name="P10"><text:span text:style-name="T15">b) Look at the </text:span><text:span text:style-name="T13">for</text:span><text:span text:style-name="T15"> loop. Explain why they are different and how they each work.</text:span></text:p>
      <text:p text:style-name="P14"/>
      <text:p text:style-name="P33"><draw:custom-shape text:anchor-type="paragraph" draw:z-index="6" draw:style-name="gr1" draw:text-style-name="P56" svg:width="0.2185in" svg:height="0.3185in" svg:x="0.1091in" svg:y="0.002in"><text:p/><draw:enhanced-geometry svg:viewBox="0 0 640 861" draw:text-areas="257 295 414 566" draw:type="non-primitive" draw:enhanced-path="M 640 233 L 221 293 506 12 367 0 29 406 431 347 145 645 99 520 0 861 326 765 209 711 640 233 640 233 Z N"/></draw:custom-shape><text:span text:style-name="T1">Checkpoint 7:</text:span> When you ready, answer these questions.</text:p>
      <text:p text:style-name="P33"/>
      <text:p text:style-name="P33"/>
      <text:list xml:id="list1028142313" text:continue-numbering="true" text:style-name="L6">
        <text:list-item>
          <text:p text:style-name="P50"><text:span text:style-name="T11">Write a method </text:span><text:span text:style-name="Source_20_Text"><text:span text:style-name="T13">deleteBack()</text:span></text:span><text:span text:style-name="T11"> that deletes the last value (the value at the back of the list) and returns the deleted value. If the list is empty, your method should throw a </text:span><text:span text:style-name="Source_20_Text"><text:span text:style-name="T13">NoSuchElementException</text:span></text:span><text:span text:style-name="T13">.</text:span><text:span text:style-name="T11"> <text:s/>Uncomment the method </text:span><text:span text:style-name="T13">testDeleteBack()</text:span><text:span text:style-name="T11"> and the call to </text:span><text:span text:style-name="T13">testDeleteBack()</text:span><text:span text:style-name="T11"> in the</text:span><text:span text:style-name="T13"> main()</text:span><text:span text:style-name="T11"> to test your implementation. You should get output that looks something like this:</text:span></text:p>
          <text:p text:style-name="P49"/>
        </text:list-item>
      </text:list>
      <text:p text:style-name="P13">TESTING deleteBack()... </text:p>
      <text:p text:style-name="P13">list = [1, 2, 3, 4, 5, 6, 7, 8, 9, 10, 11, 12, 13] </text:p>
      <text:p text:style-name="P13">last element = 13 </text:p>
      <text:p text:style-name="P13">list = [1, 2, 3, 4, 5, 6, 7, 8, 9, 10, 11, 12] </text:p>
      <text:p text:style-name="P13"><text:soft-page-break/>list = [99] </text:p>
      <text:p text:style-name="P13">last element = 99 </text:p>
      <text:p text:style-name="P13">list = [] </text:p>
      <text:p text:style-name="P13">java.util.NoSuchElementException </text:p>
      <text:p text:style-name="P20"/>
      <text:p text:style-name="P33"><draw:custom-shape text:anchor-type="paragraph" draw:z-index="7" draw:style-name="gr1" draw:text-style-name="P56" svg:width="0.2185in" svg:height="0.3185in" svg:x="0.1091in" svg:y="0.002in"><text:p/><draw:enhanced-geometry svg:viewBox="0 0 640 861" draw:text-areas="257 295 414 566" draw:type="non-primitive" draw:enhanced-path="M 640 233 L 221 293 506 12 367 0 29 406 431 347 145 645 99 520 0 861 326 765 209 711 640 233 640 233 Z N"/></draw:custom-shape><text:span text:style-name="T10">Checkpoint 8:</text:span><text:span text:style-name="T8"> Show us your working program.</text:span></text:p>
      <text:p text:style-name="P33"/>
      <text:p text:style-name="P33"/>
      <text:p text:style-name="P34"/>
      <text:list xml:id="list1229660295" text:continue-numbering="true" text:style-name="L6">
        <text:list-item>
          <text:p text:style-name="P50"><text:span text:style-name="T11">Write a method </text:span><text:span text:style-name="Source_20_Text"><text:span text:style-name="T13">lastIndexOf()</text:span></text:span><text:span text:style-name="T11"> that accepts an integer value as a parameter and that returns the index in the list of the last occurrence of that value, or -1 if the value is not found in the list. For example, if a variable </text:span><text:span text:style-name="Source_20_Text"><text:span text:style-name="T13">list</text:span></text:span><text:span text:style-name="T11"> stores the following sequence of values, then the call of </text:span><text:span text:style-name="Source_20_Text"><text:span text:style-name="T13">list.lastIndexOf(18)</text:span></text:span><text:span text:style-name="T11"> should return 6 because that is the index of the last occurrence of 18: </text:span></text:p>
          <text:p text:style-name="P49"/>
        </text:list-item>
      </text:list>
      <text:p text:style-name="P38">[1, 18, 2, 7, 18, 39, 18, 40]</text:p>
      <text:p text:style-name="P23">If the call had instead been <text:span text:style-name="Source_20_Text"><text:span text:style-name="T2">list.lastIndexOf(3)</text:span></text:span>, the method would return -1 because 3 does not appear in the list. <text:span text:style-name="T16">You may not call any other methods of the class to solve this problem.</text:span><text:span text:style-name="T17"> <text:s text:c="2"/>Look at </text:span><text:span text:style-name="T4">indexOf()</text:span><text:span text:style-name="T17"> for help with this method. </text:span><text:span text:style-name="T12">Uncomment the method </text:span><text:span text:style-name="T14">testLastIndexOf()</text:span><text:span text:style-name="T12"> and the call to </text:span><text:span text:style-name="T14">testLastIndexOf()</text:span><text:span text:style-name="T12"> in the</text:span><text:span text:style-name="T14"> main()</text:span><text:span text:style-name="T12"> to test your implementation.</text:span><text:span text:style-name="T17">Your output should look like the following:</text:span></text:p>
      <text:p text:style-name="P28"/>
      <text:p text:style-name="P9">TESTING lastIndexOf()... </text:p>
      <text:p text:style-name="P9">list = [12, 18, 4, 18, 18, 27] </text:p>
      <text:p text:style-name="P9">list.lastIndexOf(18) = 4 </text:p>
      <text:p text:style-name="P9">list.lastIndexOf(12) = 0 </text:p>
      <text:p text:style-name="P9">list.lastIndexOf(27) = 5 </text:p>
      <text:p text:style-name="P9">list.lastIndexOf(49) = -1 </text:p>
      <text:p text:style-name="P9">list = [44] </text:p>
      <text:p text:style-name="P9">list.lastIndexOf(44) = 0 </text:p>
      <text:p text:style-name="P9">list.lastIndexOf(49) = -1 </text:p>
      <text:p text:style-name="P9">list = [] </text:p>
      <text:p text:style-name="P9">list.lastIndexOf(49) = -1 </text:p>
      <text:p text:style-name="P19"/>
      <text:list xml:id="list1678558832" text:continue-numbering="true" text:style-name="L6">
        <text:list-header>
          <text:p text:style-name="P49"><draw:custom-shape text:anchor-type="paragraph" draw:z-index="8" draw:style-name="gr1" draw:text-style-name="P56" svg:width="0.2185in" svg:height="0.3185in" svg:x="0.1091in" svg:y="0.002in"><text:p/><draw:enhanced-geometry svg:viewBox="0 0 640 861" draw:text-areas="257 295 414 566" draw:type="non-primitive" draw:enhanced-path="M 640 233 L 221 293 506 12 367 0 29 406 431 347 145 645 99 520 0 861 326 765 209 711 640 233 640 233 Z N"/></draw:custom-shape><text:span text:style-name="T10">Checkpoint 9:</text:span><text:span text:style-name="T8"> Show us your working program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class="text" style:default-outline-level="3">
      <style:text-properties fo:color="#990000" style:font-name="Times New Roman" fo:font-size="10pt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Susan Haller</meta:initial-creator>
    <meta:creation-date>2011-01-23T17:18:35</meta:creation-date>
    <dc:date>2011-04-13T13:42:11</dc:date>
    <meta:editing-cycles>88</meta:editing-cycles>
    <meta:editing-duration>PT133H29M47S</meta:editing-duration>
    <meta:document-statistic meta:table-count="0" meta:image-count="0" meta:object-count="0" meta:page-count="4" meta:paragraph-count="89" meta:word-count="1179" meta:character-count="6404"/>
    <meta:user-defined meta:name="Info 1"/>
    <meta:user-defined meta:name="Info 2"/>
    <meta:user-defined meta:name="Info 3"/>
    <meta:user-defined meta:name="Info 4"/>
  </office:meta>
</office:document-meta>
</file>